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02d4" officeooo:paragraph-rsid="000e02d4"/>
    </style:style>
    <style:style style:name="P2" style:family="paragraph" style:parent-style-name="Standard">
      <style:text-properties officeooo:rsid="000e6cea" officeooo:paragraph-rsid="000e6cea"/>
    </style:style>
    <style:style style:name="P3" style:family="paragraph" style:parent-style-name="Standard">
      <style:text-properties officeooo:rsid="000f2dd4" officeooo:paragraph-rsid="000f2dd4"/>
    </style:style>
    <style:style style:name="P4" style:family="paragraph" style:parent-style-name="Standard">
      <style:text-properties officeooo:rsid="0011afdc" officeooo:paragraph-rsid="0011afdc"/>
    </style:style>
    <style:style style:name="P5" style:family="paragraph" style:parent-style-name="Standard">
      <style:text-properties officeooo:rsid="0012a70e" officeooo:paragraph-rsid="0012a70e"/>
    </style:style>
    <style:style style:name="T1" style:family="text">
      <style:text-properties officeooo:rsid="000e6cea"/>
    </style:style>
    <style:style style:name="T2" style:family="text">
      <style:text-properties officeooo:rsid="0013b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earch questions for <text:span text:style-name="T1">women drivers</text:span></text:p>
      <text:p text:style-name="P1"/>
      <text:p text:style-name="P2">How easy is it for you to go to a mechanic?</text:p>
      <text:p text:style-name="P2">Do you go alone or with a male relative/friend?</text:p>
      <text:p text:style-name="P2">How far or near is your mech to your residence?</text:p>
      <text:p text:style-name="P2">How has your experience been when dealing with mechs?</text:p>
      <text:p text:style-name="P3">With a rating of between 1 and 10, how would you rate your mechanic in terms of service?</text:p>
      <text:p text:style-name="P3">What is the average turnaround time for you?</text:p>
      <text:p text:style-name="P4"/>
      <text:p text:style-name="P4"/>
      <text:p text:style-name="P4">Why women?</text:p>
      <text:p text:style-name="P4"/>
      <text:p text:style-name="P4"/>
      <text:p text:style-name="P5">Keep in mind:</text:p>
      <text:p text:style-name="P5">Come up with a good name and copyright it with KIPI</text:p>
      <text:p text:style-name="P5">Get commercial lawyer’s take on it; be a <text:span text:style-name="T2">registered </text:span>busines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18:53:47.962282051</meta:creation-date>
    <dc:date>2022-08-27T11:14:24.801326635</dc:date>
    <meta:editing-duration>PT26M18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11" meta:word-count="96" meta:character-count="492" meta:non-whitespace-character-count="407"/>
  </office:meta>
</office:document-meta>
</file>